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T1" style:family="text">
      <style:text-properties fo:color="#1155cc" style:font-name="Arial" fo:font-size="11.5pt" fo:background-color="#fdfdfd" loext:char-shading-value="0" style:font-size-asian="11.5pt" style:font-name-complex="Arial1" style:font-size-complex="11.5pt"/>
    </style:style>
    <style:style style:name="T2" style:family="text">
      <style:text-properties fo:color="#727272" style:font-name="Arial" fo:font-size="11.5pt" fo:background-color="#fdfdfd" loext:char-shading-value="0" style:font-size-asian="11.5pt" style:font-name-complex="Arial1" style:font-size-complex="11.5pt"/>
    </style:style>
    <style:style style:name="T3" style:family="text">
      <style:text-properties fo:color="#4674a2" style:font-name="Arial" fo:font-size="11.5pt" fo:background-color="#fdfdfd" loext:char-shading-value="0" style:font-size-asian="11.5pt" style:font-name-complex="Arial1" style:font-size-complex="11.5pt"/>
    </style:style>
    <style:style style:name="T4" style:family="text">
      <style:text-properties style:font-name="Wingdings" style:font-name-asian="Wingdings1" style:font-name-complex="Wingdings1"/>
    </style:style>
    <style:style style:name="T5" style:family="text">
      <style:text-properties fo:color="#000000" fo:font-size="8pt" style:font-name-asian="Times New Roman" style:font-size-asian="8pt" style:language-asian="es" style:country-asian="CL" style:font-name-complex="Courier New1" style:font-size-complex="8pt"/>
    </style:style>
    <style:style style:name="T6" style:family="text">
      <style:text-properties fo:color="#000000" fo:font-size="14pt" style:font-name-asian="Times New Roman" style:font-size-asian="14pt" style:language-asian="es" style:country-asian="CL" style:font-name-complex="Courier New1" style:font-size-complex="14pt"/>
    </style:style>
    <style:style style:name="T7" style:family="text">
      <style:text-properties fo:color="#00008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8" style:family="text">
      <style:text-properties fo:color="#660e7a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9" style:family="text">
      <style:text-properties fo:color="#660e7a" fo:font-size="8pt" fo:font-style="italic" style:font-name-asian="Times New Roman" style:font-size-asian="8pt" style:language-asian="es" style:country-asian="CL" style:font-style-asian="italic" style:font-name-complex="Courier New1" style:font-size-complex="8pt" style:font-style-complex="italic"/>
    </style:style>
    <style:style style:name="T10" style:family="text">
      <style:text-properties fo:color="#0000ff" fo:font-size="8pt" style:font-name-asian="Times New Roman" style:font-size-asian="8pt" style:language-asian="es" style:country-asian="CL" style:font-name-complex="Courier New1" style:font-size-complex="8pt"/>
    </style:style>
    <style:style style:name="T11" style:family="text">
      <style:text-properties fo:color="#008000" fo:font-size="8pt" fo:font-weight="bold" style:font-name-asian="Times New Roman" style:font-size-asian="8pt" style:language-asian="es" style:country-asian="CL" style:font-weight-asian="bold" style:font-name-complex="Courier New1" style:font-size-complex="8pt" style:font-weight-complex="bold"/>
    </style:style>
    <style:style style:name="T12" style:family="text">
      <style:text-properties fo:language="es" fo:country="ES"/>
    </style:style>
    <style:style style:name="T1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oft-page-break/>SafeArea</text:h>
      <text:h text:style-name="Heading_20_1" text:outline-level="1">Android Estudio V3.0.17/Flutter</text:h>
      <text:p text:style-name="Standard"/>
      <text:p text:style-name="Standard">Objetivo: Un widget que inserta a su hijo con suficiente relleno para evitar intrusiones del sistema operativo</text:p>
      <text:p text:style-name="Standard"/>
      <text:p text:style-name="Standard">F.Creación: 18-5-2018</text:p>
      <text:p text:style-name="Standard"/>
      <text:p text:style-name="P2">Programa:</text:p>
      <text:p text:style-name="P2"/>
      <text:p text:style-name="P2">Fuente:<text:tab/><text:a xlink:type="simple" xlink:href="https://docs.flutter.io/flutter/widgets/SafeArea-class.html" text:style-name="ListLabel_20_1" text:visited-style-name="ListLabel_20_1"><text:span text:style-name="Internet_20_link">Fuente Oficial</text:span></text:a></text:p>
      <text:p text:style-name="P2"/>
      <text:p text:style-name="P4"><text:a xlink:type="simple" xlink:href="https://docs.flutter.io/flutter/widgets/SafeArea/SafeArea.html" text:style-name="ListLabel_20_2" text:visited-style-name="ListLabel_20_2"><text:span text:style-name="Internet_20_link"><text:span text:style-name="T1">SafeArea</text:span></text:span></text:a><text:span text:style-name="Firma1"><text:span text:style-name="T2">({</text:span></text:span><text:a xlink:type="simple" xlink:href="https://docs.flutter.io/flutter/foundation/Key-class.html" text:style-name="ListLabel_20_3" text:visited-style-name="ListLabel_20_3"><text:span text:style-name="Internet_20_link"><text:span text:style-name="T3">Key</text:span></text:span></text:a><text:span text:style-name="parameter"><text:span text:style-name="T2"> </text:span></text:span><text:span text:style-name="parameter-name"><text:span text:style-name="T2">key</text:span></text:span><text:span text:style-name="parameter"><text:span text:style-name="T2">, </text:span></text:span><text:a xlink:type="simple" xlink:href="https://docs.flutter.io/flutter/dart-core/bool-class.html" text:style-name="ListLabel_20_3" text:visited-style-name="ListLabel_20_3"><text:span text:style-name="Internet_20_link"><text:span text:style-name="T3">bool</text:span></text:span></text:a><text:span text:style-name="parameter"><text:span text:style-name="T2"> </text:span></text:span><text:span text:style-name="parameter-name"><text:span text:style-name="T2">left</text:span></text:span><text:span text:style-name="parameter"><text:span text:style-name="T2">: </text:span></text:span><text:span text:style-name="default-value"><text:span text:style-name="T2">true</text:span></text:span><text:span text:style-name="parameter"><text:span text:style-name="T2">, </text:span></text:span><text:a xlink:type="simple" xlink:href="https://docs.flutter.io/flutter/dart-core/bool-class.html" text:style-name="ListLabel_20_3" text:visited-style-name="ListLabel_20_3"><text:span text:style-name="Internet_20_link"><text:span text:style-name="T3">bool</text:span></text:span></text:a><text:span text:style-name="parameter"><text:span text:style-name="T2"> </text:span></text:span><text:span text:style-name="parameter-name"><text:span text:style-name="T2">top</text:span></text:span><text:span text:style-name="parameter"><text:span text:style-name="T2">: </text:span></text:span><text:span text:style-name="default-value"><text:span text:style-name="T2">true</text:span></text:span><text:span text:style-name="parameter"><text:span text:style-name="T2">, </text:span></text:span><text:a xlink:type="simple" xlink:href="https://docs.flutter.io/flutter/dart-core/bool-class.html" text:style-name="ListLabel_20_3" text:visited-style-name="ListLabel_20_3"><text:span text:style-name="Internet_20_link"><text:span text:style-name="T3">bool</text:span></text:span></text:a><text:span text:style-name="parameter"><text:span text:style-name="T2"> </text:span></text:span><text:span text:style-name="parameter-name"><text:span text:style-name="T2">right</text:span></text:span><text:span text:style-name="parameter"><text:span text:style-name="T2">: </text:span></text:span><text:span text:style-name="default-value"><text:span text:style-name="T2">true</text:span></text:span><text:span text:style-name="parameter"><text:span text:style-name="T2">, </text:span></text:span><text:a xlink:type="simple" xlink:href="https://docs.flutter.io/flutter/dart-core/bool-class.html" text:style-name="ListLabel_20_3" text:visited-style-name="ListLabel_20_3"><text:span text:style-name="Internet_20_link"><text:span text:style-name="T3">bool</text:span></text:span></text:a><text:span text:style-name="parameter"><text:span text:style-name="T2"> </text:span></text:span><text:span text:style-name="parameter-name"><text:span text:style-name="T2">bottom</text:span></text:span><text:span text:style-name="parameter"><text:span text:style-name="T2">: </text:span></text:span><text:span text:style-name="default-value"><text:span text:style-name="T2">true</text:span></text:span><text:span text:style-name="parameter"><text:span text:style-name="T2">, </text:span></text:span><text:a xlink:type="simple" xlink:href="https://docs.flutter.io/flutter/painting/EdgeInsets-class.html" text:style-name="ListLabel_20_3" text:visited-style-name="ListLabel_20_3"><text:span text:style-name="Internet_20_link"><text:span text:style-name="T3">EdgeInsets</text:span></text:span></text:a><text:span text:style-name="parameter"><text:span text:style-name="T2"> </text:span></text:span><text:span text:style-name="parameter-name"><text:span text:style-name="T2">minimum</text:span></text:span><text:span text:style-name="parameter"><text:span text:style-name="T2">: </text:span></text:span><text:span text:style-name="default-value"><text:span text:style-name="T2">EdgeInsets.zero</text:span></text:span><text:span text:style-name="parameter"><text:span text:style-name="T2">, @required </text:span></text:span><text:a xlink:type="simple" xlink:href="https://docs.flutter.io/flutter/widgets/Widget-class.html" text:style-name="ListLabel_20_3" text:visited-style-name="ListLabel_20_3"><text:span text:style-name="Internet_20_link"><text:span text:style-name="T3">Widget</text:span></text:span></text:a><text:span text:style-name="parameter"><text:span text:style-name="T2"> </text:span></text:span><text:span text:style-name="parameter-name"><text:span text:style-name="T2">child</text:span></text:span><text:span text:style-name="Firma1"><text:span text:style-name="T2"> })</text:span></text:span></text:p>
      <text:p text:style-name="Standard"/>
      <text:p text:style-name="Standard"/>
      <text:p text:style-name="Standard">Bottom,left,rigt,top<text:span text:style-name="T4"></text:span>evitan instrucciones por ese lado</text:p>
      <text:p text:style-name="Standard">Minimun<text:span text:style-name="T4"></text:span> el mínimo pad a colocar</text:p>
      <text:p text:style-name="Standard"/>
      <text:h text:style-name="Heading_20_2" text:outline-level="2">Manejar el formulario <text:s/><text:bookmark text:name="_GoBack"/></text:h>
      <text:p text:style-name="P5"><text:span text:style-name="T5">Widget build(BuildContext context) {<text:line-break/> <text:s/></text:span><text:span text:style-name="T7">return new </text:span><text:span text:style-name="T5">Scaffold(<text:line-break/> <text:s text:c="3"/>appBar: </text:span><text:span text:style-name="T7">new </text:span><text:span text:style-name="T5">AppBar(<text:line-break/> <text:s text:c="5"/>title: </text:span><text:span text:style-name="T7">new </text:span><text:span text:style-name="T5">Text(</text:span><text:span text:style-name="T8">widget</text:span><text:span text:style-name="T5">.</text:span><text:span text:style-name="T8">title</text:span><text:span text:style-name="T5">),<text:line-break/> <text:s text:c="3"/>),<text:line-break/> <text:s text:c="3"/>body: </text:span><text:span text:style-name="T7">new </text:span><text:span text:style-name="T6">SafeArea</text:span><text:span text:style-name="T5">(<text:line-break/> <text:s text:c="7"/>top: </text:span><text:span text:style-name="T7">false</text:span><text:span text:style-name="T5">,<text:line-break/> <text:s text:c="7"/>bottom: </text:span><text:span text:style-name="T7">false</text:span><text:span text:style-name="T5">,<text:line-break/> <text:s text:c="7"/>child: </text:span><text:span text:style-name="T7">new </text:span><text:span text:style-name="T5">Form(<text:line-break/> <text:s text:c="11"/>key: </text:span><text:span text:style-name="T8">_formKey</text:span><text:span text:style-name="T5">,<text:line-break/> <text:s text:c="11"/>autovalidate: </text:span><text:span text:style-name="T7">true</text:span><text:span text:style-name="T5">,<text:line-break/> <text:s text:c="11"/>child: </text:span><text:span text:style-name="T7">new </text:span><text:span text:style-name="T5">ListView(<text:line-break/> <text:s text:c="13"/>padding: </text:span><text:span text:style-name="T7">const </text:span><text:span text:style-name="T5">EdgeInsets.symmetric(horizontal: </text:span><text:span text:style-name="T10">16.0</text:span><text:span text:style-name="T5">),<text:line-break/> <text:s text:c="13"/>children: &lt;Widget&gt;[<text:line-break/> <text:s text:c="15"/></text:span><text:span text:style-name="T7">new </text:span><text:span text:style-name="T5">TextFormField(<text:line-break/> <text:s text:c="17"/>decoration: </text:span><text:span text:style-name="T7">const </text:span><text:span text:style-name="T5">InputDecoration(<text:line-break/> <text:s text:c="19"/>icon: </text:span><text:span text:style-name="T7">const </text:span><text:span text:style-name="T5">Icon(Icons.</text:span><text:span text:style-name="T9">person</text:span><text:span text:style-name="T5">),<text:line-break/> <text:s text:c="19"/>hintText: </text:span><text:span text:style-name="T11">'Enter your first and last name'</text:span><text:span text:style-name="T5">,<text:line-break/> <text:s text:c="19"/>labelText: </text:span><text:span text:style-name="T11">'Name'</text:span><text:span text:style-name="T5">,<text:line-break/> <text:s text:c="17"/>),<text:line-break/> <text:s text:c="15"/>),<text:line-break/> <text:s text:c="14"/></text:span><text:span text:style-name="T7">new </text:span><text:span text:style-name="T5">Container(<text:line-break/> <text:s text:c="19"/>padding: </text:span><text:span text:style-name="T7">const </text:span><text:span text:style-name="T5">EdgeInsets.only(left: </text:span><text:span text:style-name="T10">40.0</text:span><text:span text:style-name="T5">, top: </text:span><text:span text:style-name="T10">20.0</text:span><text:span text:style-name="T5">),<text:line-break/> <text:s text:c="19"/>child: </text:span><text:span text:style-name="T7">new </text:span><text:span text:style-name="T5">RaisedButton(<text:line-break/> <text:s text:c="21"/>child: </text:span><text:span text:style-name="T7">const </text:span><text:span text:style-name="T5">Text(</text:span><text:span text:style-name="T11">'Submit'</text:span><text:span text:style-name="T5">),<text:line-break/> <text:s text:c="21"/>onPressed: </text:span><text:span text:style-name="T7">null</text:span><text:span text:style-name="T5">,<text:line-break/> <text:s text:c="19"/>)),<text:line-break/> <text:s text:c="13"/>],<text:line-break/> <text:s text:c="11"/>))),<text:line-break/> <text:s/>);<text:line-break/>}</text:span>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name" style:family="text" style:parent-style-name="Default_20_Paragraph_20_Font"/>
    <style:style style:name="Firma1" style:family="text" style:parent-style-name="Default_20_Paragraph_20_Font"/>
    <style:style style:name="parameter" style:family="text" style:parent-style-name="Default_20_Paragraph_20_Font"/>
    <style:style style:name="type-annotation" style:family="text" style:parent-style-name="Default_20_Paragraph_20_Font"/>
    <style:style style:name="parameter-name" style:family="text" style:parent-style-name="Default_20_Paragraph_20_Font"/>
    <style:style style:name="default-value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fo:color="#1155cc" style:font-name="Arial" fo:font-family="Arial" style:font-family-generic="roman" style:font-pitch="variable" fo:font-size="11.5pt" fo:background-color="#fdfdfd" style:font-size-asian="11.5pt" style:font-name-complex="Arial1" style:font-family-complex="Arial" style:font-family-generic-complex="system" style:font-pitch-complex="variable" style:font-size-complex="11.5pt"/>
    </style:style>
    <style:style style:name="ListLabel_20_3" style:display-name="ListLabel 3" style:family="text">
      <style:text-properties fo:color="#4674a2" style:font-name="Arial" fo:font-family="Arial" style:font-family-generic="roman" style:font-pitch="variable" fo:font-size="11.5pt" fo:background-color="#fdfdfd" style:font-size-asian="11.5pt" style:font-name-complex="Arial1" style:font-family-complex="Arial" style:font-family-generic-complex="system" style:font-pitch-complex="variable" style:font-size-complex="11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1</text:page-number></text:span><text:span text:style-name="MT2"><text:s/>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dc:creator>acer</dc:creator>
    <meta:editing-cycles>14</meta:editing-cycles>
    <meta:creation-date>2018-03-07T12:45:00</meta:creation-date>
    <dc:date>2018-05-18T13:15:00</dc:date>
    <meta:editing-duration>PT1H52M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12" meta:word-count="148" meta:character-count="1500" meta:non-whitespace-character-count="9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